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vaSans" svg:font-family="CanvaSans"/>
    <style:font-face style:name="Shrikhandular" svg:font-family="Shrikhandular"/>
    <style:font-face style:name="SourceSansPro" svg:font-family="SourceSansPro"/>
    <style:font-face style:name="TeXGyreTermes" svg:font-family="TeXGyreTermes"/>
    <style:font-face style:name="TeXGyreTermesular" svg:font-family="TeXGyreTerme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cf6"/>
    </style:style>
    <style:style style:name="gr3" style:family="graphic" style:parent-style-name="standard">
      <style:graphic-properties draw:stroke="none" draw:fill="solid" draw:fill-color="#7ccfdd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89cm" fo:min-width="2.63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8cm" fo:min-width="0.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10.54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55cm" fo:min-width="9.2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89cm" fo:min-width="3.53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4cm" fo:min-width="0.544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6cm" fo:min-width="0.62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5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7.36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15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82cm" fo:min-width="1.48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28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cf6"/>
    </style:style>
    <style:style style:name="P3" style:family="paragraph">
      <loext:graphic-properties draw:fill="solid" draw:fill-color="#7ccfd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start" style:writing-mode="lr-tb"/>
      <style:text-properties fo:font-size="15.5pt" style:font-size-asian="15.5pt" style:font-size-complex="15.5pt"/>
    </style:style>
    <style:style style:name="P7" style:family="paragraph">
      <loext:graphic-properties draw:fill="none"/>
      <style:text-properties fo:font-size="19.2999992370605pt" style:font-size-asian="19.2999992370605pt" style:font-size-complex="19.2999992370605pt"/>
    </style:style>
    <style:style style:name="P8" style:family="paragraph">
      <loext:graphic-properties draw:fill="none"/>
      <style:paragraph-properties fo:text-align="start" style:writing-mode="lr-tb"/>
      <style:text-properties fo:font-size="19.2999992370605pt" style:font-size-asian="19.2999992370605pt" style:font-size-complex="19.2999992370605pt"/>
    </style:style>
    <style:style style:name="P9" style:family="paragraph">
      <loext:graphic-properties draw:fill="none"/>
      <style:text-properties fo:font-size="15.5pt" style:font-size-asian="15.5pt" style:font-size-complex="15.5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text-properties fo:font-size="17.7999992370605pt" style:font-size-asian="17.7999992370605pt" style:font-size-complex="17.7999992370605pt"/>
    </style:style>
    <style:style style:name="P12" style:family="paragraph">
      <loext:graphic-properties draw:fill="none"/>
      <style:text-properties fo:font-size="17pt" style:font-size-asian="17pt" style:font-size-complex="17pt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15" style:family="paragraph">
      <loext:graphic-properties draw:fill="none"/>
      <style:paragraph-properties fo:text-align="start" style:writing-mode="lr-tb"/>
      <style:text-properties fo:font-size="17pt" style:font-size-asian="17pt" style:font-size-complex="17pt"/>
    </style:style>
    <style:style style:name="P16" style:family="paragraph">
      <loext:graphic-properties draw:fill="none"/>
      <style:text-properties fo:font-size="42.0999984741211pt" style:font-size-asian="42.0999984741211pt" style:font-size-complex="42.0999984741211pt"/>
    </style:style>
    <style:style style:name="P1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000000" style:font-name="SourceSansPro" fo:font-size="14pt" fo:font-style="italic" fo:font-weight="bold" style:font-size-asian="14pt" style:font-name-complex="SourceSansPro" style:font-size-complex="14pt" style:font-style-complex="italic" style:font-weight-complex="bold"/>
    </style:style>
    <style:style style:name="T2" style:family="text">
      <style:text-properties fo:color="#7ccfdd" style:font-name="TeXGyreTermesular" fo:font-size="15.5pt" style:font-size-asian="15.5pt" style:font-name-complex="TeXGyreTermesular" style:font-size-complex="15.5pt"/>
    </style:style>
    <style:style style:name="T3" style:family="text">
      <style:text-properties fo:color="#7ccfdd" style:font-name="TeXGyreTermes" fo:font-size="19.2999992370605pt" fo:font-weight="bold" style:font-size-asian="19.2999992370605pt" style:font-name-complex="TeXGyreTermes" style:font-size-complex="19.2999992370605pt" style:font-weight-complex="bold"/>
    </style:style>
    <style:style style:name="T4" style:family="text">
      <style:text-properties fo:color="#232d3d" style:font-name="SourceSansPro" fo:font-size="14pt" fo:font-style="italic" fo:font-weight="bold" style:font-size-asian="14pt" style:font-name-complex="SourceSansPro" style:font-size-complex="14pt" style:font-style-complex="italic" style:font-weight-complex="bold"/>
    </style:style>
    <style:style style:name="T5" style:family="text">
      <style:text-properties fo:color="#000000" style:font-name="TeXGyreTermesular" fo:font-size="17.7999992370605pt" style:font-size-asian="17.7999992370605pt" style:font-name-complex="TeXGyreTermesular" style:font-size-complex="17.7999992370605pt"/>
    </style:style>
    <style:style style:name="T6" style:family="text">
      <style:text-properties fo:color="#000000" style:font-name="TeXGyreTermesular" fo:font-size="17pt" style:font-size-asian="17pt" style:font-name-complex="TeXGyreTermesular" style:font-size-complex="17pt"/>
    </style:style>
    <style:style style:name="T7" style:family="text">
      <style:text-properties fo:color="#000000" style:font-name="TeXGyreTermesular" fo:font-size="18pt" style:font-size-asian="18pt" style:font-name-complex="TeXGyreTermesular" style:font-size-complex="18pt"/>
    </style:style>
    <style:style style:name="T8" style:family="text">
      <style:text-properties fo:color="#000000" style:font-name="TeXGyreTermesular" fo:font-size="16.2000007629395pt" style:font-size-asian="16.2000007629395pt" style:font-name-complex="TeXGyreTermesular" style:font-size-complex="16.2000007629395pt"/>
    </style:style>
    <style:style style:name="T9" style:family="text">
      <style:text-properties fo:color="#000000" style:font-name="Shrikhandular" fo:font-size="42.0999984741211pt" style:font-size-asian="42.0999984741211pt" style:font-name-complex="Shrikhandular" style:font-size-complex="42.0999984741211pt"/>
    </style:style>
    <style:style style:name="T10" style:family="text">
      <style:text-properties fo:color="#7ccfdd" style:font-name="CanvaSans" fo:font-size="16pt" fo:font-weight="bold" style:font-size-asian="16pt" style:font-name-complex="CanvaSans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975cm" svg:x="0cm" svg:y="0cm" svg:viewBox="0 0 21026 29976" draw:points="0,0 21026,0 21026,29976 0,29976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2" draw:text-style-name="P2" draw:layer="layout" svg:width="21.025cm" svg:height="29.737cm" svg:x="0cm" svg:y="0cm" svg:viewBox="0 0 21026 29738" draw:points="0,0 21026,0 21026,29738 0,29738">
          <text:p/>
        </draw:polygon>
        <draw:polygon draw:style-name="gr3" draw:text-style-name="P3" draw:layer="layout" svg:width="18.669cm" svg:height="0.133cm" svg:x="1.14cm" svg:y="10.384cm" svg:viewBox="0 0 18670 134" draw:points="0,0 18670,0 18670,134 0,134">
          <text:p/>
        </draw:polygon>
        <draw:polygon draw:style-name="gr3" draw:text-style-name="P3" draw:layer="layout" svg:width="18.669cm" svg:height="0.132cm" svg:x="1.14cm" svg:y="21.024cm" svg:viewBox="0 0 18670 133" draw:points="0,0 18670,0 18670,133 0,133">
          <text:p/>
        </draw:polygon>
        <draw:polygon draw:style-name="gr3" draw:text-style-name="P3" draw:layer="layout" svg:width="0.133cm" svg:height="10.619cm" svg:x="6.889cm" svg:y="10.516cm" svg:viewBox="0 0 134 10620" draw:points="134,0 134,10620 0,10620 0,0">
          <text:p/>
        </draw:polygon>
        <draw:polygon draw:style-name="gr3" draw:text-style-name="P3" draw:layer="layout" svg:width="0.132cm" svg:height="10.619cm" svg:x="13.236cm" svg:y="10.516cm" svg:viewBox="0 0 133 10620" draw:points="133,0 133,10620 0,10620 0,0">
          <text:p/>
        </draw:polygon>
        <draw:path draw:style-name="gr3" draw:text-style-name="P3" draw:layer="layout" svg:width="18.696cm" svg:height="24.265cm" svg:x="1.14cm" svg:y="3.81cm" svg:viewBox="0 0 18697 24266" svg:d="M0 0v24266h18697v-24266zM18551 24123h-18408v-23983h18408z">
          <text:p/>
        </draw:path>
        <draw:polygon draw:style-name="gr3" draw:text-style-name="P3" draw:layer="layout" svg:width="0.132cm" svg:height="6.715cm" draw:transform="skewX (-0.00349065850398866) translate (10.2231497353383cm 3.81043441690914cm)" svg:viewBox="0 0 133 6716" draw:points="133,0 133,6716 0,6716 0,0">
          <text:p/>
        </draw:polygon>
        <draw:polygon draw:style-name="gr3" draw:text-style-name="P3" draw:layer="layout" svg:width="0.133cm" svg:height="7.07cm" svg:x="10.002cm" svg:y="21.018cm" svg:viewBox="0 0 134 7071" draw:points="134,0 134,7071 0,7071 0,0">
          <text:p/>
        </draw:polygon>
        <draw:frame draw:style-name="gr4" draw:text-style-name="P5" draw:layer="layout" svg:width="3.981cm" svg:height="0.623cm" svg:x="1.739cm" svg:y="6.128cm">
          <draw:text-box>
            <text:p text:style-name="P4"><text:span text:style-name="T1">P</text:span><text:span text:style-name="T1">r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h</text:span><text:span text:style-name="T1">a</text:span><text:span text:style-name="T1">s</text:span><text:span text:style-name="T1">e</text:span></text:p>
          </draw:text-box>
        </draw:frame>
        <draw:frame draw:style-name="gr5" draw:text-style-name="P6" draw:layer="layout" svg:width="2.639cm" svg:height="0.889cm" svg:x="4.684cm" svg:y="4.445cm">
          <draw:text-box>
            <text:p text:style-name="P4"><text:span text:style-name="T2">W</text:span><text:span text:style-name="T2"> </text:span><text:span text:style-name="T2">E</text:span><text:span text:style-name="T2"> </text:span><text:span text:style-name="T2">E</text:span><text:span text:style-name="T2"> </text:span><text:span text:style-name="T2">K</text:span><text:span text:style-name="T2"> </text:span><text:span text:style-name="T2">1</text:span></text:p>
          </draw:text-box>
        </draw:frame>
        <draw:frame draw:style-name="gr6" draw:text-style-name="P7" draw:layer="layout" svg:width="11.631cm" svg:height="0.755cm" svg:x="4.6cm" svg:y="0.295cm">
          <draw:text-box>
            <text:p text:style-name="P4"><text:span text:style-name="T3">I</text:span><text:span text:style-name="T3"> </text:span><text:span text:style-name="T3">O</text:span><text:span text:style-name="T3"> </text:span><text:span text:style-name="T3">T</text:span><text:span text:style-name="T3"> <text:s/></text:span><text:span text:style-name="T3"><text:s/></text:span><text:span text:style-name="T3">B</text:span><text:span text:style-name="T3"> </text:span><text:span text:style-name="T3">A</text:span><text:span text:style-name="T3"> </text:span><text:span text:style-name="T3">S</text:span><text:span text:style-name="T3"> </text:span><text:span text:style-name="T3">E</text:span><text:span text:style-name="T3"> </text:span><text:span text:style-name="T3">D</text:span><text:span text:style-name="T3"> <text:s/></text:span><text:span text:style-name="T3"><text:s/></text:span><text:span text:style-name="T3">S</text:span><text:span text:style-name="T3"> </text:span><text:span text:style-name="T3">M</text:span><text:span text:style-name="T3"> </text:span><text:span text:style-name="T3">A</text:span><text:span text:style-name="T3"> </text:span><text:span text:style-name="T3">R</text:span><text:span text:style-name="T3"> </text:span><text:span text:style-name="T3">T</text:span><text:span text:style-name="T3"> <text:s/></text:span><text:span text:style-name="T3"><text:s/></text:span><text:span text:style-name="T3">C</text:span><text:span text:style-name="T3"> </text:span><text:span text:style-name="T3">R</text:span><text:span text:style-name="T3"> </text:span><text:span text:style-name="T3">O</text:span><text:span text:style-name="T3"> </text:span><text:span text:style-name="T3">P</text:span></text:p>
          </draw:text-box>
        </draw:frame>
        <draw:frame draw:style-name="gr7" draw:text-style-name="P8" draw:layer="layout" svg:width="10.541cm" svg:height="0.755cm" svg:x="5.334cm" svg:y="1.116cm">
          <draw:text-box>
            <text:p text:style-name="P4"><text:span text:style-name="T3">P</text:span><text:span text:style-name="T3"> </text:span><text:span text:style-name="T3">R</text:span><text:span text:style-name="T3"> </text:span><text:span text:style-name="T3">O</text:span><text:span text:style-name="T3"> </text:span><text:span text:style-name="T3">T</text:span><text:span text:style-name="T3"> </text:span><text:span text:style-name="T3">E</text:span><text:span text:style-name="T3"> </text:span><text:span text:style-name="T3">C</text:span><text:span text:style-name="T3"> </text:span><text:span text:style-name="T3">T</text:span><text:span text:style-name="T3"> </text:span><text:span text:style-name="T3">I</text:span><text:span text:style-name="T3"> </text:span><text:span text:style-name="T3">O</text:span><text:span text:style-name="T3"> </text:span><text:span text:style-name="T3">N</text:span><text:span text:style-name="T3"> <text:s/></text:span><text:span text:style-name="T3"><text:s/></text:span><text:span text:style-name="T3">S</text:span><text:span text:style-name="T3"> </text:span><text:span text:style-name="T3">Y</text:span><text:span text:style-name="T3"> </text:span><text:span text:style-name="T3">S</text:span><text:span text:style-name="T3"> </text:span><text:span text:style-name="T3">T</text:span><text:span text:style-name="T3"> </text:span><text:span text:style-name="T3">E</text:span><text:span text:style-name="T3"> </text:span><text:span text:style-name="T3">M</text:span></text:p>
          </draw:text-box>
        </draw:frame>
        <draw:frame draw:style-name="gr8" draw:text-style-name="P8" draw:layer="layout" svg:width="9.271cm" svg:height="0.755cm" svg:x="5.715cm" svg:y="1.937cm">
          <draw:text-box>
            <text:p text:style-name="P4"><text:span text:style-name="T3">F</text:span><text:span text:style-name="T3"> </text:span><text:span text:style-name="T3">O</text:span><text:span text:style-name="T3"> </text:span><text:span text:style-name="T3">R</text:span><text:span text:style-name="T3"> <text:s/></text:span><text:span text:style-name="T3"><text:s/></text:span><text:span text:style-name="T3">A</text:span><text:span text:style-name="T3"> </text:span><text:span text:style-name="T3">G</text:span><text:span text:style-name="T3"> </text:span><text:span text:style-name="T3">R</text:span><text:span text:style-name="T3"> </text:span><text:span text:style-name="T3">I</text:span><text:span text:style-name="T3"> </text:span><text:span text:style-name="T3">C</text:span><text:span text:style-name="T3"> </text:span><text:span text:style-name="T3">U</text:span><text:span text:style-name="T3"> </text:span><text:span text:style-name="T3">L</text:span><text:span text:style-name="T3"> </text:span><text:span text:style-name="T3">T</text:span><text:span text:style-name="T3"> </text:span><text:span text:style-name="T3">U</text:span><text:span text:style-name="T3"> </text:span><text:span text:style-name="T3">R</text:span><text:span text:style-name="T3"> </text:span><text:span text:style-name="T3">E</text:span><text:span text:style-name="T3">.</text:span></text:p>
          </draw:text-box>
        </draw:frame>
        <draw:frame draw:style-name="gr4" draw:text-style-name="P5" draw:layer="layout" svg:width="3.177cm" svg:height="0.623cm" svg:x="11.148cm" svg:y="6.128cm">
          <draw:text-box>
            <text:p text:style-name="P4"><text:span text:style-name="T4">I</text:span><text:span text:style-name="T4">d</text:span><text:span text:style-name="T4">e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P</text:span><text:span text:style-name="T4">h</text:span><text:span text:style-name="T4">a</text:span><text:span text:style-name="T4">s</text:span><text:span text:style-name="T4">e</text:span></text:p>
          </draw:text-box>
        </draw:frame>
        <draw:frame draw:style-name="gr9" draw:text-style-name="P6" draw:layer="layout" svg:width="3.533cm" svg:height="0.889cm" svg:x="13.588cm" svg:y="4.445cm">
          <draw:text-box>
            <text:p text:style-name="P4"><text:span text:style-name="T2">W</text:span><text:span text:style-name="T2"> </text:span><text:span text:style-name="T2">E</text:span><text:span text:style-name="T2"> </text:span><text:span text:style-name="T2">E</text:span><text:span text:style-name="T2"> </text:span><text:span text:style-name="T2">K</text:span><text:span text:style-name="T2"> </text:span><text:span text:style-name="T2">2</text:span><text:span text:style-name="T2"> </text:span><text:span text:style-name="T2">- </text:span><text:span text:style-name="T2">4</text:span></text:p>
          </draw:text-box>
        </draw:frame>
        <draw:frame draw:style-name="gr4" draw:text-style-name="P5" draw:layer="layout" svg:width="4.934cm" svg:height="0.623cm" svg:x="1.892cm" svg:y="23.7cm">
          <draw:text-box>
            <text:p text:style-name="P4"><text:span text:style-name="T4">Project Planning </text:span><text:span text:style-name="T4">Phase</text:span></text:p>
          </draw:text-box>
        </draw:frame>
        <draw:frame draw:style-name="gr10" draw:text-style-name="P9" draw:layer="layout" svg:width="3.012cm" svg:height="0.636cm" svg:x="4.512cm" svg:y="21.957cm">
          <draw:text-box>
            <text:p text:style-name="P4"><text:span text:style-name="T2">W</text:span><text:span text:style-name="T2"> </text:span><text:span text:style-name="T2">E</text:span><text:span text:style-name="T2"> </text:span><text:span text:style-name="T2">E</text:span><text:span text:style-name="T2"> </text:span><text:span text:style-name="T2">K</text:span><text:span text:style-name="T2"> </text:span><text:span text:style-name="T2">- </text:span><text:span text:style-name="T2">9</text:span></text:p>
          </draw:text-box>
        </draw:frame>
        <draw:frame draw:style-name="gr4" draw:text-style-name="P5" draw:layer="layout" svg:width="5.836cm" svg:height="0.623cm" svg:x="11.175cm" svg:y="23.682cm">
          <draw:text-box>
            <text:p text:style-name="P4"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 </text:span><text:span text:style-name="T4">D</text:span><text:span text:style-name="T4">e</text:span><text:span text:style-name="T4">v</text:span><text:span text:style-name="T4">e</text:span><text:span text:style-name="T4">l</text:span><text:span text:style-name="T4">o</text:span><text:span text:style-name="T4">p</text:span><text:span text:style-name="T4">m</text:span><text:span text:style-name="T4">e</text:span><text:span text:style-name="T4">n</text:span><text:span text:style-name="T4">t </text:span><text:span text:style-name="T4">P</text:span><text:span text:style-name="T4">h</text:span><text:span text:style-name="T4">a</text:span><text:span text:style-name="T4">s</text:span><text:span text:style-name="T4">e</text:span></text:p>
          </draw:text-box>
        </draw:frame>
        <draw:frame draw:style-name="gr10" draw:text-style-name="P9" draw:layer="layout" svg:width="4.921cm" svg:height="0.636cm" svg:x="12.991cm" svg:y="21.939cm">
          <draw:text-box>
            <text:p text:style-name="P4"><text:span text:style-name="T2">W E E K <text:s text:c="2"/>1 </text:span><text:span text:style-name="T2">0 - 1 3</text:span></text:p>
          </draw:text-box>
        </draw:frame>
        <draw:frame draw:style-name="gr4" draw:text-style-name="P5" draw:layer="layout" svg:width="3.058cm" svg:height="0.623cm" svg:x="1.589cm" svg:y="13.6cm">
          <draw:text-box>
            <text:p text:style-name="P4"><text:span text:style-name="T4">Project Design</text:span></text:p>
          </draw:text-box>
        </draw:frame>
        <draw:frame draw:style-name="gr4" draw:text-style-name="P5" draw:layer="layout" svg:width="1.594cm" svg:height="0.623cm" svg:x="1.589cm" svg:y="14.288cm">
          <draw:text-box>
            <text:p text:style-name="P4"><text:span text:style-name="T4">P</text:span><text:span text:style-name="T4">h</text:span><text:span text:style-name="T4">a</text:span><text:span text:style-name="T4">s</text:span><text:span text:style-name="T4">e</text:span><text:span text:style-name="T4">-</text:span><text:span text:style-name="T4">I</text:span></text:p>
          </draw:text-box>
        </draw:frame>
        <draw:frame draw:style-name="gr10" draw:text-style-name="P9" draw:layer="layout" svg:width="3.533cm" svg:height="0.636cm" svg:x="2.464cm" svg:y="11.799cm">
          <draw:text-box>
            <text:p text:style-name="P4"><text:span text:style-name="T2">W E E K 5 - 6</text:span></text:p>
          </draw:text-box>
        </draw:frame>
        <draw:frame draw:style-name="gr4" draw:text-style-name="P5" draw:layer="layout" svg:width="3.058cm" svg:height="0.623cm" svg:x="13.92cm" svg:y="13.542cm">
          <draw:text-box>
            <text:p text:style-name="P4"><text:span text:style-name="T4">Projec</text:span><text:span text:style-name="T4">t </text:span><text:span text:style-name="T4">Design</text:span></text:p>
          </draw:text-box>
        </draw:frame>
        <draw:frame draw:style-name="gr4" draw:text-style-name="P5" draw:layer="layout" svg:width="1.738cm" svg:height="0.623cm" svg:x="13.92cm" svg:y="14.23cm">
          <draw:text-box>
            <text:p text:style-name="P4"><text:span text:style-name="T4">Phase-</text:span><text:span text:style-name="T4">II</text:span></text:p>
          </draw:text-box>
        </draw:frame>
        <draw:frame draw:style-name="gr10" draw:text-style-name="P9" draw:layer="layout" svg:width="3.533cm" svg:height="0.636cm" svg:x="14.795cm" svg:y="11.799cm">
          <draw:text-box>
            <text:p text:style-name="P4"><text:span text:style-name="T2">W E E K 7 - 8</text:span></text:p>
          </draw:text-box>
        </draw:frame>
        <draw:path draw:style-name="gr11" draw:text-style-name="P10" draw:layer="layout" svg:width="0.212cm" svg:height="0.212cm" svg:x="3.937cm" svg:y="7.63cm" svg:viewBox="0 0 213 213" svg:d="M213 107c0 14-3 27-8 40s-13 25-23 35c-11 10-22 17-35 23-13 5-27 8-41 8s-27-3-40-8c-13-6-25-13-35-23s-17-22-23-35c-5-13-8-26-8-40s3-28 8-42c6-13 13-24 23-34s22-18 35-23c13-6 26-8 40-8s28 2 41 8c13 5 24 13 35 23 10 10 18 21 23 34 5 14 8 28 8 42z">
          <text:p/>
        </draw:path>
        <draw:path draw:style-name="gr11" draw:text-style-name="P10" draw:layer="layout" svg:width="0.212cm" svg:height="0.212cm" svg:x="3.937cm" svg:y="8.504cm" svg:viewBox="0 0 213 213" svg:d="M213 107c0 14-3 27-8 40s-13 25-23 34c-11 10-22 18-35 23-13 6-27 9-41 9s-27-3-40-9c-13-5-25-13-35-23-10-9-17-21-23-34-5-13-8-26-8-40s3-28 8-41c6-13 13-25 23-35s22-18 35-23c13-6 26-8 40-8s28 2 41 8c13 5 24 13 35 23 10 10 18 22 23 35s8 27 8 41z">
          <text:p/>
        </draw:path>
        <draw:frame draw:style-name="gr12" draw:text-style-name="P11" draw:layer="layout" svg:width="4.688cm" svg:height="0.729cm" svg:x="4.553cm" svg:y="7.366cm">
          <draw:text-box>
            <text:p text:style-name="P4"><text:span text:style-name="T5">P</text:span><text:span text:style-name="T5">r</text:span><text:span text:style-name="T5">e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s</text:span><text:span text:style-name="T5">i</text:span><text:span text:style-name="T5">t</text:span><text:span text:style-name="T5">e</text:span><text:span text:style-name="T5">s</text:span><text:span text:style-name="T5"> </text:span><text:span text:style-name="T5">.</text:span></text:p>
          </draw:text-box>
        </draw:frame>
        <draw:frame draw:style-name="gr12" draw:text-style-name="P11" draw:layer="layout" svg:width="6.047cm" svg:height="0.729cm" svg:x="4.553cm" svg:y="8.24cm">
          <draw:text-box>
            <text:p text:style-name="P4"><text:span text:style-name="T5">E</text:span><text:span text:style-name="T5">n</text:span><text:span text:style-name="T5">v</text:span><text:span text:style-name="T5">i</text:span><text:span text:style-name="T5">r</text:span><text:span text:style-name="T5">o</text:span><text:span text:style-name="T5">n</text:span><text:span text:style-name="T5">m</text:span><text:span text:style-name="T5">e</text:span><text:span text:style-name="T5">n</text:span><text:span text:style-name="T5">t</text:span><text:span text:style-name="T5"> </text:span><text:span text:style-name="T5">S</text:span><text:span text:style-name="T5">e</text:span><text:span text:style-name="T5">t</text:span><text:span text:style-name="T5">u</text:span><text:span text:style-name="T5">p</text:span></text:p>
          </draw:text-box>
        </draw:frame>
        <draw:path draw:style-name="gr11" draw:text-style-name="P10" draw:layer="layout" svg:width="0.212cm" svg:height="0.212cm" svg:x="11.083cm" svg:y="7.243cm" svg:viewBox="0 0 213 213" svg:d="M213 107c0 14-3 28-9 41s-13 24-23 34-22 18-35 23-26 8-40 8-28-3-41-8-24-13-34-23-18-21-23-34-8-27-8-41 3-27 8-40 13-25 23-36c10-10 21-17 34-23 13-5 27-8 41-8s27 3 40 8c13 6 25 13 35 23 10 11 17 23 23 36s9 26 9 40z">
          <text:p/>
        </draw:path>
        <draw:frame draw:style-name="gr12" draw:text-style-name="P11" draw:layer="layout" svg:width="1.175cm" svg:height="0.729cm" svg:x="4.553cm" svg:y="9.114cm">
          <draw:text-box>
            <text:p text:style-name="P4"><text:span text:style-name="T5">e</text:span><text:span text:style-name="T5">t</text:span><text:span text:style-name="T5">c</text:span><text:span text:style-name="T5">.</text:span></text:p>
          </draw:text-box>
        </draw:frame>
        <draw:path draw:style-name="gr11" draw:text-style-name="P10" draw:layer="layout" svg:width="0.212cm" svg:height="0.212cm" svg:x="11.083cm" svg:y="8.064cm" svg:viewBox="0 0 213 213" svg:d="M213 107c0 14-3 28-9 41s-13 24-23 34-22 18-35 23-26 8-40 8-28-3-41-8-24-13-34-23-18-21-23-34-8-27-8-41 3-27 8-40c5-14 13-26 23-36s21-17 34-23c13-5 27-8 41-8s27 3 40 8c13 6 25 13 35 23s17 22 23 36c6 13 9 26 9 40z">
          <text:p/>
        </draw:path>
        <draw:frame draw:style-name="gr13" draw:text-style-name="P12" draw:layer="layout" svg:width="5.611cm" svg:height="0.7cm" svg:x="11.68cm" svg:y="7.005cm">
          <draw:text-box>
            <text:p text:style-name="P4">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S</text:span><text:span text:style-name="T6">u</text:span><text:span text:style-name="T6">r</text:span><text:span text:style-name="T6">v</text:span><text:span text:style-name="T6">e</text:span><text:span text:style-name="T6">y</text:span><text:span text:style-name="T6"> </text:span><text:span text:style-name="T6">.</text:span></text:p>
          </draw:text-box>
        </draw:frame>
        <draw:path draw:style-name="gr11" draw:text-style-name="P10" draw:layer="layout" svg:width="0.212cm" svg:height="0.212cm" svg:x="11.083cm" svg:y="8.885cm" svg:viewBox="0 0 213 213" svg:d="M213 107c0 14-3 28-9 41s-13 24-23 34-22 18-35 23-26 8-40 8-28-3-41-8-24-13-34-23-18-21-23-34-8-27-8-41 3-29 8-41c5-13 13-25 23-35s21-17 34-23c13-5 27-8 41-8s27 3 40 8c13 6 25 13 35 23s17 22 23 35c6 12 9 27 9 41z">
          <text:p/>
        </draw:path>
        <draw:frame draw:style-name="gr13" draw:text-style-name="P12" draw:layer="layout" svg:width="4.595cm" svg:height="0.7cm" svg:x="11.68cm" svg:y="7.826cm">
          <draw:text-box>
            <text:p text:style-name="P4"><text:span text:style-name="T6">E</text:span><text:span text:style-name="T6">m</text:span><text:span text:style-name="T6">p</text:span><text:span text:style-name="T6">a</text:span><text:span text:style-name="T6">t</text:span><text:span text:style-name="T6">h</text:span><text:span text:style-name="T6">y</text:span><text:span text:style-name="T6"> </text:span><text:span text:style-name="T6">m</text:span><text:span text:style-name="T6">a</text:span><text:span text:style-name="T6">p</text:span><text:span text:style-name="T6"> </text:span><text:span text:style-name="T6">.</text:span></text:p>
          </draw:text-box>
        </draw:frame>
        <draw:path draw:style-name="gr11" draw:text-style-name="P10" draw:layer="layout" svg:width="0.212cm" svg:height="0.212cm" svg:x="11.083cm" svg:y="9.706cm" svg:viewBox="0 0 213 213" svg:d="M213 107c0 14-3 28-9 40-6 13-13 25-23 35s-22 17-35 23c-13 5-26 8-40 8s-28-3-41-8c-13-6-24-13-34-23s-18-22-23-35c-5-12-8-26-8-40 0-15 3-29 8-42s13-24 23-34 21-18 34-23 27-8 41-8 27 3 40 8 25 13 35 23 17 21 23 34 9 27 9 42z">
          <text:p/>
        </draw:path>
        <draw:frame draw:style-name="gr13" draw:text-style-name="P12" draw:layer="layout" svg:width="8.917cm" svg:height="0.7cm" svg:x="11.68cm" svg:y="8.647cm">
          <draw:text-box>
            <text:p text:style-name="P4"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n</text:span><text:span text:style-name="T6">g</text:span><text:span text:style-name="T6"> </text:span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.</text:span></text:p>
          </draw:text-box>
        </draw:frame>
        <draw:path draw:style-name="gr11" draw:text-style-name="P10" draw:layer="layout" svg:width="0.212cm" svg:height="0.212cm" svg:x="2.248cm" svg:y="15.715cm" svg:viewBox="0 0 213 213" svg:d="M213 107c0 14-3 28-8 41-6 13-13 24-23 34-11 10-23 18-36 23s-26 8-40 8-28-3-41-8-24-13-34-23-18-21-23-34-8-27-8-41 3-27 8-40 13-25 23-35 21-17 34-23 27-9 41-9 27 3 40 9 25 13 36 23c10 10 17 22 23 35 5 13 8 26 8 40z">
          <text:p/>
        </draw:path>
        <draw:frame draw:style-name="gr13" draw:text-style-name="P12" draw:layer="layout" svg:width="2.83cm" svg:height="0.7cm" svg:x="11.68cm" svg:y="9.467cm">
          <draw:text-box>
            <text:p text:style-name="P4"><text:span text:style-name="T6">I</text:span><text:span text:style-name="T6">d</text:span><text:span text:style-name="T6">e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.</text:span></text:p>
          </draw:text-box>
        </draw:frame>
        <draw:frame draw:style-name="gr14" draw:text-style-name="P13" draw:layer="layout" svg:width="2.948cm" svg:height="0.738cm" svg:x="2.852cm" svg:y="15.444cm">
          <draw:text-box>
            <text:p text:style-name="P4"><text:span text:style-name="T7">Proposed</text:span></text:p>
          </draw:text-box>
        </draw:frame>
        <draw:path draw:style-name="gr11" draw:text-style-name="P10" draw:layer="layout" svg:width="0.212cm" svg:height="0.212cm" svg:x="2.248cm" svg:y="17.463cm" svg:viewBox="0 0 213 213" svg:d="M213 106c0 14-3 27-8 40-6 14-13 26-23 36-11 10-23 17-36 23-13 5-26 8-40 8s-28-3-41-8c-13-6-24-13-34-23s-18-22-23-36c-5-13-8-26-8-40s3-28 8-41 13-24 23-34 21-18 34-23 27-8 41-8 27 3 40 8 25 13 36 23c10 10 17 21 23 34 5 13 8 27 8 41z">
          <text:p/>
        </draw:path>
        <draw:frame draw:style-name="gr14" draw:text-style-name="P13" draw:layer="layout" svg:width="2.999cm" svg:height="0.738cm" svg:x="2.852cm" svg:y="16.318cm">
          <draw:text-box>
            <text:p text:style-name="P4"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. </text:span></text:p>
          </draw:text-box>
        </draw:frame>
        <draw:frame draw:style-name="gr14" draw:text-style-name="P13" draw:layer="layout" svg:width="2.622cm" svg:height="0.738cm" svg:x="2.852cm" svg:y="17.191cm">
          <draw:text-box>
            <text:p text:style-name="P4"><text:span text:style-name="T7">Problem</text:span></text:p>
          </draw:text-box>
        </draw:frame>
        <draw:path draw:style-name="gr11" draw:text-style-name="P10" draw:layer="layout" svg:width="0.212cm" svg:height="0.211cm" svg:x="2.248cm" svg:y="19.211cm" svg:viewBox="0 0 213 212" svg:d="M213 107c0 14-3 27-8 40-6 13-13 25-23 34-11 10-23 18-36 23-13 6-26 8-40 8s-28-2-41-8c-13-5-24-13-34-23-10-9-18-21-23-34s-8-26-8-40c0-16 3-29 8-42s13-24 23-34 21-18 34-23c13-6 27-8 41-8s27 2 40 8c13 5 25 13 36 23 10 10 17 21 23 34 5 13 8 26 8 42z">
          <text:p/>
        </draw:path>
        <draw:frame draw:style-name="gr14" draw:text-style-name="P13" draw:layer="layout" svg:width="3.791cm" svg:height="0.738cm" svg:x="2.852cm" svg:y="18.065cm">
          <draw:text-box>
            <text:p text:style-name="P4"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i</text:span><text:span text:style-name="T7">t</text:span><text:span text:style-name="T7">.</text:span></text:p>
          </draw:text-box>
        </draw:frame>
        <draw:frame draw:style-name="gr14" draw:text-style-name="P13" draw:layer="layout" svg:width="2.796cm" svg:height="0.738cm" svg:x="2.852cm" svg:y="18.939cm">
          <draw:text-box>
            <text:p text:style-name="P4"><text:span text:style-name="T7"><text:s/></text:span><text:span text:style-name="T7">Solutio</text:span><text:span text:style-name="T7">n</text:span></text:p>
          </draw:text-box>
        </draw:frame>
        <draw:path draw:style-name="gr11" draw:text-style-name="P10" draw:layer="layout" svg:width="0.212cm" svg:height="0.212cm" svg:x="13.765cm" svg:y="15.165cm" svg:viewBox="0 0 213 213" svg:d="M213 106c0 14-2 29-8 42-5 13-13 24-23 34s-21 18-34 23c-13 6-27 8-41 8s-27-2-40-8c-14-5-26-13-36-23s-17-21-23-34c-5-13-8-28-8-42s3-27 8-40c6-13 13-25 23-35 10-9 22-17 36-22 13-6 26-9 40-9s28 3 41 9c13 5 24 13 34 22 10 10 18 22 23 35 6 13 8 26 8 40z">
          <text:p/>
        </draw:path>
        <draw:frame draw:style-name="gr14" draw:text-style-name="P13" draw:layer="layout" svg:width="4.121cm" svg:height="0.738cm" svg:x="2.852cm" svg:y="19.813cm">
          <draw:text-box>
            <text:p text:style-name="P4"><text:span text:style-name="T7">Archite</text:span><text:span text:style-name="T7">cture.</text:span></text:p>
          </draw:text-box>
        </draw:frame>
        <draw:frame draw:style-name="gr15" draw:text-style-name="P14" draw:layer="layout" svg:width="3.727cm" svg:height="0.666cm" svg:x="14.341cm" svg:y="14.927cm">
          <draw:text-box>
            <text:p text:style-name="P4"><text:span text:style-name="T8">Requirement</text:span></text:p>
          </draw:text-box>
        </draw:frame>
        <draw:path draw:style-name="gr11" draw:text-style-name="P10" draw:layer="layout" svg:width="0.212cm" svg:height="0.212cm" svg:x="13.765cm" svg:y="16.754cm" svg:viewBox="0 0 213 213" svg:d="M213 107c0 14-2 28-8 41-5 13-13 24-23 34s-21 18-34 23-27 8-41 8-27-3-40-8c-14-5-26-13-36-23s-17-21-23-34c-5-13-8-27-8-41s3-27 8-40c6-13 13-25 23-35s22-18 36-24c13-5 26-8 40-8s28 3 41 8c13 6 24 14 34 24s18 22 23 35c6 13 8 26 8 40z">
          <text:p/>
        </draw:path>
        <draw:frame draw:style-name="gr15" draw:text-style-name="P14" draw:layer="layout" svg:width="2.724cm" svg:height="0.666cm" svg:x="14.341cm" svg:y="15.721cm">
          <draw:text-box>
            <text:p text:style-name="P4"><text:span text:style-name="T8">Analysis </text:span><text:span text:style-name="T8">.</text:span></text:p>
          </draw:text-box>
        </draw:frame>
        <draw:frame draw:style-name="gr15" draw:text-style-name="P14" draw:layer="layout" svg:width="2.783cm" svg:height="0.666cm" svg:x="14.341cm" svg:y="16.516cm">
          <draw:text-box>
            <text:p text:style-name="P4"><text:span text:style-name="T8">Customer</text:span></text:p>
          </draw:text-box>
        </draw:frame>
        <draw:path draw:style-name="gr11" draw:text-style-name="P10" draw:layer="layout" svg:width="0.212cm" svg:height="0.212cm" svg:x="13.765cm" svg:y="18.343cm" svg:viewBox="0 0 213 213" svg:d="M213 106c0 15-2 29-8 42-5 13-13 24-23 34s-21 18-34 23-27 8-41 8-27-3-40-8c-14-5-26-13-36-23s-17-21-23-34c-5-13-8-27-8-42 0-14 3-28 8-40 6-13 13-25 23-35s22-17 36-23c13-5 26-8 40-8s28 3 41 8c13 6 24 13 34 23s18 22 23 35c6 12 8 26 8 40z">
          <text:p/>
        </draw:path>
        <draw:frame draw:style-name="gr15" draw:text-style-name="P14" draw:layer="layout" svg:width="2.36cm" svg:height="0.666cm" svg:x="14.341cm" svg:y="17.31cm">
          <draw:text-box>
            <text:p text:style-name="P4"><text:span text:style-name="T8">Journey.</text:span></text:p>
          </draw:text-box>
        </draw:frame>
        <draw:path draw:style-name="gr11" draw:text-style-name="P10" draw:layer="layout" svg:width="0.212cm" svg:height="0.211cm" svg:x="13.765cm" svg:y="19.138cm" svg:viewBox="0 0 213 212" svg:d="M213 105c0 15-2 28-8 41-5 13-13 25-23 35s-21 18-34 23c-13 6-27 8-41 8s-27-2-40-8c-14-5-26-13-36-23s-17-22-23-35c-5-13-8-26-8-41 0-14 3-27 8-40 6-13 13-25 23-34 10-10 22-18 36-23 13-6 26-8 40-8s28 2 41 8c13 5 24 13 34 23 10 9 18 21 23 34 6 13 8 26 8 40z">
          <text:p/>
        </draw:path>
        <draw:frame draw:style-name="gr15" draw:text-style-name="P14" draw:layer="layout" svg:width="5.48cm" svg:height="0.666cm" svg:x="14.341cm" svg:y="18.104cm">
          <draw:text-box>
            <text:p text:style-name="P4"><text:span text:style-name="T8">Dataflo</text:span><text:span text:style-name="T8">w </text:span><text:span text:style-name="T8">diagra</text:span><text:span text:style-name="T8">m. </text:span></text:p>
          </draw:text-box>
        </draw:frame>
        <draw:frame draw:style-name="gr15" draw:text-style-name="P14" draw:layer="layout" svg:width="3.308cm" svg:height="0.666cm" svg:x="14.341cm" svg:y="18.899cm">
          <draw:text-box>
            <text:p text:style-name="P4"><text:span text:style-name="T8">Technolo</text:span><text:span text:style-name="T8">gy</text:span></text:p>
          </draw:text-box>
        </draw:frame>
        <draw:path draw:style-name="gr11" draw:text-style-name="P10" draw:layer="layout" svg:width="0.212cm" svg:height="0.212cm" svg:x="2.162cm" svg:y="25.011cm" svg:viewBox="0 0 213 213" svg:d="M213 106c0 14-3 28-8 41-6 13-13 24-23 34s-22 18-35 24c-13 5-26 8-40 8s-28-3-41-8c-14-6-25-14-35-24s-18-21-23-34-8-27-8-41 3-27 8-40 13-25 23-35 21-17 35-23c13-5 27-8 41-8s27 3 40 8c13 6 25 13 35 23s17 22 23 35c5 13 8 26 8 40z">
          <text:p/>
        </draw:path>
        <draw:frame draw:style-name="gr15" draw:text-style-name="P14" draw:layer="layout" svg:width="3.715cm" svg:height="0.666cm" svg:x="14.341cm" svg:y="19.693cm">
          <draw:text-box>
            <text:p text:style-name="P4"><text:span text:style-name="T8">Architecture.</text:span></text:p>
          </draw:text-box>
        </draw:frame>
        <draw:path draw:style-name="gr11" draw:text-style-name="P10" draw:layer="layout" svg:width="0.212cm" svg:height="0.212cm" svg:x="2.162cm" svg:y="25.832cm" svg:viewBox="0 0 213 213" svg:d="M213 107c0 14-3 28-8 41-6 13-13 24-23 34s-22 18-35 23-26 8-40 8-28-3-41-8c-14-5-25-13-35-23s-18-21-23-34-8-27-8-41 3-28 8-40c5-13 13-25 23-35s21-18 35-24c13-5 27-8 41-8s27 3 40 8c13 6 25 14 35 24s17 22 23 35c5 12 8 26 8 40z">
          <text:p/>
        </draw:path>
        <draw:frame draw:style-name="gr16" draw:text-style-name="P15" draw:layer="layout" svg:width="7.741cm" svg:height="0.7cm" svg:x="2.54cm" svg:y="24.773cm">
          <draw:text-box>
            <text:p text:style-name="P4"><text:span text:style-name="T6">Mileston</text:span><text:span text:style-name="T6">es &amp; </text:span><text:span text:style-name="T6">Activity </text:span><text:span text:style-name="T6">List.</text:span></text:p>
          </draw:text-box>
        </draw:frame>
        <draw:path draw:style-name="gr11" draw:text-style-name="P10" draw:layer="layout" svg:width="0.212cm" svg:height="0.212cm" svg:x="12.2cm" svg:y="25.011cm" svg:viewBox="0 0 213 213" svg:d="M213 106c0 14-3 28-8 41-6 13-13 24-23 34s-22 18-35 24c-14 5-27 8-41 8s-28-3-41-8c-13-6-24-14-34-24s-18-21-23-34-8-27-8-41 3-27 8-40 13-25 23-35 21-17 34-23c13-5 27-8 41-8s27 3 41 8c13 6 25 13 35 23s17 22 23 35c5 13 8 26 8 40z">
          <text:p/>
        </draw:path>
        <draw:frame draw:style-name="gr17" draw:text-style-name="P15" draw:layer="layout" svg:width="6.156cm" svg:height="0.7cm" svg:x="2.54cm" svg:y="25.594cm">
          <draw:text-box>
            <text:p text:style-name="P4"><text:span text:style-name="T6">Sprint Delivery Plan</text:span></text:p>
          </draw:text-box>
        </draw:frame>
        <draw:path draw:style-name="gr11" draw:text-style-name="P10" draw:layer="layout" svg:width="0.212cm" svg:height="0.212cm" svg:x="12.2cm" svg:y="25.832cm" svg:viewBox="0 0 213 213" svg:d="M213 107c0 14-3 28-8 41-6 13-13 24-23 34s-22 18-35 23c-14 5-27 8-41 8s-28-3-41-8-24-13-34-23-18-21-23-34-8-27-8-41 3-28 8-40c5-13 13-25 23-35s21-18 34-24c13-5 27-8 41-8s27 3 41 8c13 6 25 14 35 24s17 22 23 35c5 12 8 26 8 40z">
          <text:p/>
        </draw:path>
        <draw:frame draw:style-name="gr13" draw:text-style-name="P12" draw:layer="layout" svg:width="5.395cm" svg:height="0.7cm" svg:x="12.797cm" svg:y="24.773cm">
          <draw:text-box>
            <text:p text:style-name="P4"><text:span text:style-name="T6">Coding &amp; </text:span><text:span text:style-name="T6">Solution</text:span></text:p>
          </draw:text-box>
        </draw:frame>
        <draw:path draw:style-name="gr11" draw:text-style-name="P10" draw:layer="layout" svg:width="0.212cm" svg:height="0.212cm" svg:x="12.2cm" svg:y="26.653cm" svg:viewBox="0 0 213 213" svg:d="M213 107c0 14-3 27-8 40-6 13-13 25-23 35s-22 17-35 23c-14 5-27 8-41 8s-28-3-41-8c-13-6-24-13-34-23s-18-22-23-35-8-26-8-40 3-28 8-41 13-24 23-35c10-10 21-18 34-23s27-8 41-8 27 3 41 8c13 5 25 13 35 23 10 11 17 22 23 35 5 13 8 27 8 41z">
          <text:p/>
        </draw:path>
        <draw:frame draw:style-name="gr13" draw:text-style-name="P12" draw:layer="layout" svg:width="5.912cm" svg:height="0.7cm" svg:x="12.797cm" svg:y="25.594cm">
          <draw:text-box>
            <text:p text:style-name="P4"><text:span text:style-name="T6">Accept</text:span><text:span text:style-name="T6">ance </text:span><text:span text:style-name="T6">Testin</text:span><text:span text:style-name="T6">g</text:span></text:p>
          </draw:text-box>
        </draw:frame>
        <draw:frame draw:style-name="gr13" draw:text-style-name="P12" draw:layer="layout" svg:width="6.432cm" svg:height="0.7cm" svg:x="12.797cm" svg:y="26.414cm">
          <draw:text-box>
            <text:p text:style-name="P4"><text:span text:style-name="T6">Performanc</text:span><text:span text:style-name="T6">e Testing.</text:span></text:p>
          </draw:text-box>
        </draw:frame>
        <draw:frame draw:style-name="gr18" draw:text-style-name="P16" draw:layer="layout" svg:width="4.422cm" svg:height="1.728cm" svg:x="7.7cm" svg:y="13.564cm">
          <draw:text-box>
            <text:p text:style-name="P4"><text:span text:style-name="T9">Sprin</text:span><text:span text:style-name="T9">t</text:span></text:p>
          </draw:text-box>
        </draw:frame>
        <draw:frame draw:style-name="gr18" draw:text-style-name="P16" draw:layer="layout" svg:width="3.152cm" svg:height="1.728cm" svg:x="8.481cm" svg:y="15.63cm">
          <draw:text-box>
            <text:p text:style-name="P4"><text:span text:style-name="T9">Plan</text:span></text:p>
          </draw:text-box>
        </draw:frame>
        <draw:frame draw:style-name="gr19" draw:text-style-name="P17" draw:layer="layout" svg:width="10.287cm" svg:height="0.653cm" svg:x="5.207cm" svg:y="3.048cm">
          <draw:text-box>
            <text:p text:style-name="P4"><text:span text:style-name="T10">T</text:span><text:span text:style-name="T10">e</text:span><text:span text:style-name="T10">a</text:span><text:span text:style-name="T10">m</text:span><text:span text:style-name="T10"> </text:span><text:span text:style-name="T10">I</text:span><text:span text:style-name="T10">D</text:span><text:span text:style-name="T10"> </text:span><text:span text:style-name="T10">: </text:span><text:span text:style-name="T10">P</text:span><text:span text:style-name="T10">N</text:span><text:span text:style-name="T10">T</text:span><text:span text:style-name="T10">2</text:span><text:span text:style-name="T10">0</text:span><text:span text:style-name="T10">2</text:span><text:span text:style-name="T10">2</text:span><text:span text:style-name="T10">T</text:span><text:span text:style-name="T10">M</text:span><text:span text:style-name="T10">I</text:span><text:span text:style-name="T10">D</text:span><text:span text:style-name="T10">2</text:span><text:span text:style-name="T10">2</text:span><text:span text:style-name="T10">8</text:span><text:span text:style-name="T10">3</text:span><text:span text:style-name="T10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vaSans" svg:font-family="CanvaSans"/>
    <style:font-face style:name="Shrikhandular" svg:font-family="Shrikhandular"/>
    <style:font-face style:name="SourceSansPro" svg:font-family="SourceSansPro"/>
    <style:font-face style:name="TeXGyreTermes" svg:font-family="TeXGyreTermes"/>
    <style:font-face style:name="TeXGyreTermesular" svg:font-family="TeXGyreTerme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2T10:41:49.400816723</dc:date>
    <meta:editing-duration>PT12M40S</meta:editing-duration>
    <meta:editing-cycles>4</meta:editing-cycles>
    <meta:generator>LibreOffice/6.1.0.3$Linux_X86_64 LibreOffice_project/10$Build-3</meta:generator>
    <meta:document-statistic meta:object-count="73"/>
  </office:meta>
</office:document-meta>
</file>